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0" style:family="table">
      <style:table-properties style:width="19.844cm" fo:margin-left="-0.199cm" fo:margin-right="0.092cm" fo:margin-top="0cm" fo:margin-bottom="0cm" table:align="margins" style:writing-mode="lr-tb"/>
    </style:style>
    <style:style style:name="Tabela10.A" style:family="table-column">
      <style:table-column-properties style:column-width="0.919cm" style:rel-column-width="3035*"/>
    </style:style>
    <style:style style:name="Tabela10.B" style:family="table-column">
      <style:table-column-properties style:column-width="0.921cm" style:rel-column-width="3043*"/>
    </style:style>
    <style:style style:name="Tabela10.C" style:family="table-column">
      <style:table-column-properties style:column-width="0.741cm" style:rel-column-width="2447*"/>
    </style:style>
    <style:style style:name="Tabela10.D" style:family="table-column">
      <style:table-column-properties style:column-width="0.185cm" style:rel-column-width="611*"/>
    </style:style>
    <style:style style:name="Tabela10.F" style:family="table-column">
      <style:table-column-properties style:column-width="0.924cm" style:rel-column-width="3051*"/>
    </style:style>
    <style:style style:name="Tabela10.H" style:family="table-column">
      <style:table-column-properties style:column-width="0.624cm" style:rel-column-width="2064*"/>
    </style:style>
    <style:style style:name="Tabela10.I" style:family="table-column">
      <style:table-column-properties style:column-width="0.302cm" style:rel-column-width="994*"/>
    </style:style>
    <style:style style:name="Tabela10.J" style:family="table-column">
      <style:table-column-properties style:column-width="0.831cm" style:rel-column-width="2745*"/>
    </style:style>
    <style:style style:name="Tabela10.K" style:family="table-column">
      <style:table-column-properties style:column-width="0.095cm" style:rel-column-width="313*"/>
    </style:style>
    <style:style style:name="Tabela10.L" style:family="table-column">
      <style:table-column-properties style:column-width="0.926cm" style:rel-column-width="3058*"/>
    </style:style>
    <style:style style:name="Tabela10.M" style:family="table-column">
      <style:table-column-properties style:column-width="0.113cm" style:rel-column-width="374*"/>
    </style:style>
    <style:style style:name="Tabela10.N" style:family="table-column">
      <style:table-column-properties style:column-width="0.691cm" style:rel-column-width="2286*"/>
    </style:style>
    <style:style style:name="Tabela10.O" style:family="table-column">
      <style:table-column-properties style:column-width="0.12cm" style:rel-column-width="397*"/>
    </style:style>
    <style:style style:name="Tabela10.P" style:family="table-column">
      <style:table-column-properties style:column-width="0.321cm" style:rel-column-width="1062*"/>
    </style:style>
    <style:style style:name="Tabela10.Q" style:family="table-column">
      <style:table-column-properties style:column-width="0.63cm" style:rel-column-width="2079*"/>
    </style:style>
    <style:style style:name="Tabela10.R" style:family="table-column">
      <style:table-column-properties style:column-width="0.503cm" style:rel-column-width="1659*"/>
    </style:style>
    <style:style style:name="Tabela10.S" style:family="table-column">
      <style:table-column-properties style:column-width="0.432cm" style:rel-column-width="1429*"/>
    </style:style>
    <style:style style:name="Tabela10.T" style:family="table-column">
      <style:table-column-properties style:column-width="0.136cm" style:rel-column-width="451*"/>
    </style:style>
    <style:style style:name="Tabela10.U" style:family="table-column">
      <style:table-column-properties style:column-width="0.564cm" style:rel-column-width="1865*"/>
    </style:style>
    <style:style style:name="Tabela10.V" style:family="table-column">
      <style:table-column-properties style:column-width="0.506cm" style:rel-column-width="1674*"/>
    </style:style>
    <style:style style:name="Tabela10.W" style:family="table-column">
      <style:table-column-properties style:column-width="0.467cm" style:rel-column-width="1544*"/>
    </style:style>
    <style:style style:name="Tabela10.X" style:family="table-column">
      <style:table-column-properties style:column-width="0.162cm" style:rel-column-width="535*"/>
    </style:style>
    <style:style style:name="Tabela10.Y" style:family="table-column">
      <style:table-column-properties style:column-width="0.445cm" style:rel-column-width="1468*"/>
    </style:style>
    <style:style style:name="Tabela10.Z" style:family="table-column">
      <style:table-column-properties style:column-width="0.697cm" style:rel-column-width="2301*"/>
    </style:style>
    <style:style style:name="Tabela10.a" style:family="table-column">
      <style:table-column-properties style:column-width="0.376cm" style:rel-column-width="1238*"/>
    </style:style>
    <style:style style:name="Tabela10.b" style:family="table-column">
      <style:table-column-properties style:column-width="0.159cm" style:rel-column-width="527*"/>
    </style:style>
    <style:style style:name="Tabela10.c" style:family="table-column">
      <style:table-column-properties style:column-width="0.598cm" style:rel-column-width="1972*"/>
    </style:style>
    <style:style style:name="Tabela10.d" style:family="table-column">
      <style:table-column-properties style:column-width="0.314cm" style:rel-column-width="1039*"/>
    </style:style>
    <style:style style:name="Tabela10.e" style:family="table-column">
      <style:table-column-properties style:column-width="0.82cm" style:rel-column-width="2707*"/>
    </style:style>
    <style:style style:name="Tabela10.f" style:family="table-column">
      <style:table-column-properties style:column-width="0.252cm" style:rel-column-width="833*"/>
    </style:style>
    <style:style style:name="Tabela10.g" style:family="table-column">
      <style:table-column-properties style:column-width="0.88cm" style:rel-column-width="2905*"/>
    </style:style>
    <style:style style:name="Tabela10.h" style:family="table-column">
      <style:table-column-properties style:column-width="0.192cm" style:rel-column-width="634*"/>
    </style:style>
    <style:style style:name="Tabela10.i" style:family="table-column">
      <style:table-column-properties style:column-width="0.942cm" style:rel-column-width="3112*"/>
    </style:style>
    <style:style style:name="Tabela10.j" style:family="table-column">
      <style:table-column-properties style:column-width="0.129cm" style:rel-column-width="428*"/>
    </style:style>
    <style:style style:name="Tabela10.k" style:family="table-column">
      <style:table-column-properties style:column-width="1.005cm" style:rel-column-width="3318*"/>
    </style:style>
    <style:style style:name="Tabela10.l" style:family="table-column">
      <style:table-column-properties style:column-width="0.074cm" style:rel-column-width="243*"/>
    </style:style>
    <style:style style:name="Tabela10.1" style:family="table-row">
      <style:table-row-properties style:min-row-height="0.972cm" style:keep-together="true" fo:keep-together="auto"/>
    </style:style>
    <style:style style:name="Tabela10.A1" style:family="table-cell">
      <style:table-cell-properties style:vertical-align="middle" fo:background-color="#767171" fo:padding-left="0.191cm" fo:padding-right="0.191cm" fo:padding-top="0cm" fo:padding-bottom="0cm" fo:border="0.018cm solid #00000a">
        <style:background-image/>
      </style:table-cell-properties>
    </style:style>
    <style:style style:name="Tabela10.2" style:family="table-row">
      <style:table-row-properties style:min-row-height="0.732cm" style:keep-together="true" fo:keep-together="auto"/>
    </style:style>
    <style:style style:name="Tabela10.A2" style:family="table-cell">
      <style:table-cell-properties style:vertical-align="middle"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abela10.3" style:family="table-row">
      <style:table-row-properties style:min-row-height="0.686cm" style:keep-together="true" fo:keep-together="auto"/>
    </style:style>
    <style:style style:name="Tabela10.A3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10.4" style:family="table-row">
      <style:table-row-properties style:min-row-height="1.169cm" style:keep-together="true" fo:keep-together="auto"/>
    </style:style>
    <style:style style:name="Tabela10.5" style:family="table-row">
      <style:table-row-properties style:min-row-height="1.185cm" style:keep-together="true" fo:keep-together="auto"/>
    </style:style>
    <style:style style:name="Tabela10.A5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10.6" style:family="table-row">
      <style:table-row-properties style:min-row-height="0.836cm" style:keep-together="true" fo:keep-together="auto"/>
    </style:style>
    <style:style style:name="Tabela10.7" style:family="table-row">
      <style:table-row-properties style:min-row-height="0.617cm" style:keep-together="true" fo:keep-together="auto"/>
    </style:style>
    <style:style style:name="Tabela10.A7" style:family="table-cell">
      <style:table-cell-properties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Tabela10.8" style:family="table-row">
      <style:table-row-properties style:min-row-height="0.714cm" style:keep-together="true" fo:keep-together="auto"/>
    </style:style>
    <style:style style:name="Tabela10.9" style:family="table-row">
      <style:table-row-properties style:min-row-height="1.284cm" style:keep-together="true" fo:keep-together="auto"/>
    </style:style>
    <style:style style:name="Tabela10.10" style:family="table-row">
      <style:table-row-properties style:min-row-height="1.035cm" style:keep-together="true" fo:keep-together="auto"/>
    </style:style>
    <style:style style:name="Tabela10.11" style:family="table-row">
      <style:table-row-properties style:min-row-height="0.474cm" style:keep-together="true" fo:keep-together="auto"/>
    </style:style>
    <style:style style:name="Tabela10.A1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a10.14" style:family="table-row">
      <style:table-row-properties style:min-row-height="1.647cm" style:keep-together="true" fo:keep-together="auto"/>
    </style:style>
    <style:style style:name="Tabela10.15" style:family="table-row">
      <style:table-row-properties style:min-row-height="0.743cm" style:keep-together="true" fo:keep-together="auto"/>
    </style:style>
    <style:style style:name="Tabela10.A16" style:family="table-cell">
      <style:table-cell-properties style:vertical-align="middle" fo:background-color="#7f7f7f" fo:padding-left="0.191cm" fo:padding-right="0.191cm" fo:padding-top="0cm" fo:padding-bottom="0cm" fo:border="0.018cm solid #00000a">
        <style:background-image/>
      </style:table-cell-properties>
    </style:style>
    <style:style style:name="Tabela10.20" style:family="table-row">
      <style:table-row-properties style:min-row-height="1.732cm" style:keep-together="true" fo:keep-together="auto"/>
    </style:style>
    <style:style style:name="Tabela10.A20" style:family="table-cell">
      <style:table-cell-properties style:vertical-align="bottom" fo:padding-left="0.191cm" fo:padding-right="0.191cm" fo:padding-top="0cm" fo:padding-bottom="0cm" fo:border="0.018cm solid #00000a"/>
    </style:style>
    <style:style style:name="Tabela10.21" style:family="table-row">
      <style:table-row-properties style:min-row-height="1.598cm" style:keep-together="true" fo:keep-together="auto"/>
    </style:style>
    <style:style style:name="Tabela1" style:family="table">
      <style:table-properties style:width="16.011cm" fo:margin-left="0cm" fo:margin-top="0cm" fo:margin-bottom="0cm" table:align="left" style:writing-mode="lr-tb"/>
    </style:style>
    <style:style style:name="Tabela1.A" style:family="table-column">
      <style:table-column-properties style:column-width="5.336cm"/>
    </style:style>
    <style:style style:name="Tabela1.B" style:family="table-column">
      <style:table-column-properties style:column-width="0.473cm"/>
    </style:style>
    <style:style style:name="Tabela1.C" style:family="table-column">
      <style:table-column-properties style:column-width="3.249cm"/>
    </style:style>
    <style:style style:name="Tabela1.D" style:family="table-column">
      <style:table-column-properties style:column-width="1.616cm"/>
    </style:style>
    <style:style style:name="Tabela1.E" style:family="table-column">
      <style:table-column-properties style:column-width="5.338cm"/>
    </style:style>
    <style:style style:name="Tabela1.1" style:family="table-row">
      <style:table-row-properties style:min-row-height="0.637cm" style:keep-together="true" fo:keep-together="auto"/>
    </style:style>
    <style:style style:name="Tabela1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1.2" style:family="table-row">
      <style:table-row-properties style:min-row-height="0.82cm" style:keep-together="true" fo:keep-together="auto"/>
    </style:style>
    <style:style style:name="Tabela1.A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2" style:family="table">
      <style:table-properties style:width="16.011cm" fo:margin-left="0cm" fo:margin-top="0cm" fo:margin-bottom="0cm" table:align="left" fo:background-color="#ffffff" style:writing-mode="lr-tb">
        <style:background-image/>
      </style:table-properties>
    </style:style>
    <style:style style:name="Tabela2.A" style:family="table-column">
      <style:table-column-properties style:column-width="3.059cm"/>
    </style:style>
    <style:style style:name="Tabela2.B" style:family="table-column">
      <style:table-column-properties style:column-width="3cm"/>
    </style:style>
    <style:style style:name="Tabela2.C" style:family="table-column">
      <style:table-column-properties style:column-width="3.251cm"/>
    </style:style>
    <style:style style:name="Tabela2.D" style:family="table-column">
      <style:table-column-properties style:column-width="6.701cm"/>
    </style:style>
    <style:style style:name="Tabela2.1" style:family="table-row">
      <style:table-row-properties style:min-row-height="0.743cm" style:keep-together="true" fo:keep-together="auto"/>
    </style:style>
    <style:style style:name="Tabela2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2.2" style:family="table-row">
      <style:table-row-properties style:min-row-height="1.042cm" style:keep-together="true" fo:keep-together="auto"/>
    </style:style>
    <style:style style:name="Tabela2.A3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a2.5" style:family="table-row">
      <style:table-row-properties style:min-row-height="1.053cm" style:keep-together="true" fo:keep-together="auto"/>
    </style:style>
    <style:style style:name="Tabela3" style:family="table">
      <style:table-properties style:width="16.011cm" fo:margin-left="0cm" fo:margin-top="0cm" fo:margin-bottom="0cm" table:align="left" fo:background-color="#ffffff" style:writing-mode="lr-tb">
        <style:background-image/>
      </style:table-properties>
    </style:style>
    <style:style style:name="Tabela3.A" style:family="table-column">
      <style:table-column-properties style:column-width="3.059cm"/>
    </style:style>
    <style:style style:name="Tabela3.B" style:family="table-column">
      <style:table-column-properties style:column-width="2.999cm"/>
    </style:style>
    <style:style style:name="Tabela3.C" style:family="table-column">
      <style:table-column-properties style:column-width="3.253cm"/>
    </style:style>
    <style:style style:name="Tabela3.D" style:family="table-column">
      <style:table-column-properties style:column-width="6.701cm"/>
    </style:style>
    <style:style style:name="Tabela3.1" style:family="table-row">
      <style:table-row-properties style:min-row-height="0.743cm" style:keep-together="true" fo:keep-together="auto"/>
    </style:style>
    <style:style style:name="Tabela3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3.2" style:family="table-row">
      <style:table-row-properties style:min-row-height="0.877cm" style:keep-together="true" fo:keep-together="auto"/>
    </style:style>
    <style:style style:name="Tabela3.A3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a3.5" style:family="table-row">
      <style:table-row-properties style:min-row-height="0.887cm" style:keep-together="true" fo:keep-together="auto"/>
    </style:style>
    <style:style style:name="Tabela4" style:family="table">
      <style:table-properties style:width="15.603cm" fo:margin-left="0.635cm" fo:margin-top="0cm" fo:margin-bottom="0cm" table:align="left" fo:background-color="#ffffff" style:writing-mode="lr-tb">
        <style:background-image/>
      </style:table-properties>
    </style:style>
    <style:style style:name="Tabela4.A" style:family="table-column">
      <style:table-column-properties style:column-width="3.918cm"/>
    </style:style>
    <style:style style:name="Tabela4.B" style:family="table-column">
      <style:table-column-properties style:column-width="11.686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5" style:family="table">
      <style:table-properties style:width="15.603cm" fo:margin-left="0cm" fo:margin-top="0cm" fo:margin-bottom="0cm" table:align="left" fo:background-color="#ffffff" style:writing-mode="lr-tb">
        <style:background-image/>
      </style:table-properties>
    </style:style>
    <style:style style:name="Tabela5.A" style:family="table-column">
      <style:table-column-properties style:column-width="5.2cm"/>
    </style:style>
    <style:style style:name="Tabela5.B" style:family="table-column">
      <style:table-column-properties style:column-width="5.198cm"/>
    </style:style>
    <style:style style:name="Tabela5.C" style:family="table-column">
      <style:table-column-properties style:column-width="5.2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6" style:family="table">
      <style:table-properties style:width="18.771cm" fo:margin-top="0cm" fo:margin-bottom="0cm" table:align="left" style:writing-mode="lr-tb"/>
    </style:style>
    <style:style style:name="Tabela6.A" style:family="table-column">
      <style:table-column-properties style:column-width="18.771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a6.A2" style:family="table-cell">
      <style:table-cell-properties fo:background-color="#ffffff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Tabela7" style:family="table">
      <style:table-properties style:width="0.937cm" fo:margin-left="0.635cm" fo:margin-right="0.628cm" fo:margin-top="0cm" fo:margin-bottom="0cm" table:align="margins" fo:background-color="#ffffff" style:writing-mode="lr-tb">
        <style:background-image/>
      </style:table-properties>
    </style:style>
    <style:style style:name="Tabela7.A" style:family="table-column">
      <style:table-column-properties style:column-width="0.305cm" style:rel-column-width="21303*"/>
    </style:style>
    <style:style style:name="Tabela7.B" style:family="table-column">
      <style:table-column-properties style:column-width="0.631cm" style:rel-column-width="44232*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a7.B1" style:family="table-cell">
      <style:table-cell-properties fo:background-color="#ffffff" fo:padding-left="0.191cm" fo:padding-right="0.191cm" fo:padding-top="0cm" fo:padding-bottom="0cm" fo:border-left="none" fo:border-right="0.018cm solid #00000a" fo:border-top="0.018cm solid #00000a" fo:border-bottom="none">
        <style:background-image/>
      </style:table-cell-properties>
    </style:style>
    <style:style style:name="Tabela8" style:family="table">
      <style:table-properties style:width="15.603cm" fo:margin-left="0cm" fo:margin-top="0cm" fo:margin-bottom="0cm" table:align="left" fo:background-color="#ffffff" style:writing-mode="lr-tb">
        <style:background-image/>
      </style:table-properties>
    </style:style>
    <style:style style:name="Tabela8.A" style:family="table-column">
      <style:table-column-properties style:column-width="5.2cm"/>
    </style:style>
    <style:style style:name="Tabela8.B" style:family="table-column">
      <style:table-column-properties style:column-width="5.198cm"/>
    </style:style>
    <style:style style:name="Tabela8.C" style:family="table-column">
      <style:table-column-properties style:column-width="5.205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ela9" style:family="table">
      <style:table-properties style:width="19.129cm" fo:margin-top="0cm" fo:margin-bottom="0cm" table:align="left" style:writing-mode="lr-tb"/>
    </style:style>
    <style:style style:name="Tabela9.A" style:family="table-column">
      <style:table-column-properties style:column-width="19.129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none">
        <style:background-image/>
      </style:table-cell-properties>
    </style:style>
    <style:style style:name="Tabela9.A2" style:family="table-cell">
      <style:table-cell-properties fo:background-color="#ffffff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P1" style:family="paragraph" style:parent-style-name="List_20_Paragraph">
      <style:paragraph-properties fo:margin-left="0.635cm" fo:margin-right="0cm" fo:text-indent="0cm" style:auto-text-indent="false"/>
      <style:text-properties fo:font-weight="bold" style:font-weight-asian="bold" style:font-name-complex="Calibri1"/>
    </style:style>
    <style:style style:name="P2" style:family="paragraph" style:parent-style-name="List_20_Paragraph">
      <style:paragraph-properties fo:margin-left="0.635cm" fo:margin-right="0cm" fo:line-height="100%" fo:text-align="justify" style:justify-single-word="false" fo:text-indent="0cm" style:auto-text-indent="false"/>
      <style:text-properties fo:font-size="10pt" style:font-size-asian="10pt" style:font-name-complex="Calibri1" style:font-size-complex="10pt"/>
    </style:style>
    <style:style style:name="P3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style:font-name-complex="Calibri1"/>
    </style:style>
    <style:style style:name="P4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fo:font-weight="bold" style:font-weight-asian="bold" style:font-name-complex="Calibri1"/>
    </style:style>
    <style:style style:name="P5" style:family="paragraph" style:parent-style-name="List_20_Paragraph">
      <style:paragraph-properties fo:margin-left="0.63cm" fo:margin-right="0cm" fo:margin-top="0cm" fo:margin-bottom="0.212cm" fo:text-indent="0cm" style:auto-text-indent="false"/>
      <style:text-properties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 fo:text-align="center" style:justify-single-word="false"/>
    </style:style>
    <style:style style:name="P8" style:family="paragraph" style:parent-style-name="Standard">
      <style:paragraph-properties fo:margin-top="0cm" fo:margin-bottom="0cm" fo:line-height="100%" fo:text-align="end" style:justify-single-word="false"/>
      <style:text-properties fo:font-style="italic" style:font-style-asian="italic" style:font-name-complex="Calibri1"/>
    </style:style>
    <style:style style:name="P9" style:family="paragraph" style:parent-style-name="Standard">
      <style:paragraph-properties fo:margin-top="0cm" fo:margin-bottom="0cm" fo:line-height="100%"/>
      <style:text-properties fo:font-weight="bold" style:font-weight-asian="bold" style:font-name-complex="Calibri1"/>
    </style:style>
    <style:style style:name="P10" style:family="paragraph" style:parent-style-name="Standard">
      <style:paragraph-properties fo:margin-top="0cm" fo:margin-bottom="0cm" fo:line-height="100%"/>
      <style:text-properties style:font-name-complex="Calibri1"/>
    </style:style>
    <style:style style:name="P11" style:family="paragraph" style:parent-style-name="Standard">
      <style:paragraph-properties fo:margin-top="0cm" fo:margin-bottom="0cm" fo:line-height="100%" fo:text-align="end" style:justify-single-word="false"/>
      <style:text-properties style:font-name-complex="Calibri1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-complex="Calibri1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style:font-name-complex="Calibri1"/>
    </style:style>
    <style:style style:name="P14" style:family="paragraph" style:parent-style-name="Standard">
      <style:paragraph-properties fo:margin-top="0cm" fo:margin-bottom="0cm" fo:line-height="100%"/>
      <style:text-properties fo:font-size="9pt" style:font-size-asian="9pt" style:font-name-complex="Calibri1" style:font-size-complex="9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font-size="9pt" style:font-size-asian="9pt" style:font-name-complex="Calibri1" style:font-size-complex="9pt"/>
    </style:style>
    <style:style style:name="P16" style:family="paragraph" style:parent-style-name="Standard">
      <style:paragraph-properties fo:margin-left="0cm" fo:margin-right="0cm" fo:margin-top="0cm" fo:margin-bottom="0cm" fo:text-indent="0cm" style:auto-text-indent="false"/>
      <style:text-properties fo:font-weight="bold" style:font-weight-asian="bold" style:font-name-complex="Calibri1"/>
    </style:style>
    <style:style style:name="P17" style:family="paragraph" style:parent-style-name="Standard">
      <style:text-properties style:font-name-complex="Calibri1"/>
    </style:style>
    <style:style style:name="P18" style:family="paragraph" style:parent-style-name="Standard">
      <style:text-properties fo:font-weight="bold" style:font-weight-asian="bold" style:font-name-complex="Calibri1"/>
    </style:style>
    <style:style style:name="P19" style:family="paragraph" style:parent-style-name="Standard">
      <style:paragraph-properties fo:text-align="justify" style:justify-single-word="false"/>
      <style:text-properties fo:font-weight="bold" style:font-weight-asian="bold" style:font-name-complex="Calibri1"/>
    </style:style>
    <style:style style:name="P20" style:family="paragraph" style:parent-style-name="Standard">
      <style:paragraph-properties fo:line-height="100%"/>
    </style:style>
    <style:style style:name="P21" style:family="paragraph" style:parent-style-name="Standard">
      <style:paragraph-properties fo:margin-top="0cm" fo:margin-bottom="0.212cm" fo:text-align="justify" style:justify-single-word="false"/>
    </style:style>
    <style:style style:name="P22" style:family="paragraph" style:parent-style-name="Standard">
      <style:paragraph-properties fo:margin-left="0.049cm" fo:margin-right="0cm" fo:margin-top="0cm" fo:margin-bottom="0.212cm" fo:text-indent="0cm" style:auto-text-indent="false"/>
    </style:style>
    <style:style style:name="P23" style:family="paragraph" style:parent-style-name="Standard">
      <style:paragraph-properties fo:margin-left="0.049cm" fo:margin-right="0cm" fo:margin-top="0cm" fo:margin-bottom="0.212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049cm" fo:margin-right="0cm" fo:margin-top="0cm" fo:margin-bottom="0cm" fo:line-height="100%" fo:text-indent="0cm" style:auto-text-indent="false"/>
    </style:style>
    <style:style style:name="P25" style:family="paragraph" style:parent-style-name="Standard">
      <style:paragraph-properties fo:margin-left="0.049cm" fo:margin-right="0cm" fo:margin-top="0cm" fo:margin-bottom="0cm" fo:text-indent="0cm" style:auto-text-indent="false"/>
      <style:text-properties style:font-name-complex="Calibri1"/>
    </style:style>
    <style:style style:name="P26" style:family="paragraph" style:parent-style-name="Standard">
      <style:paragraph-properties fo:margin-left="0.049cm" fo:margin-right="0cm" fo:margin-top="0.212cm" fo:margin-bottom="0.212cm" fo:text-indent="0cm" style:auto-text-indent="false"/>
    </style:style>
    <style:style style:name="P27" style:family="paragraph" style:parent-style-name="Standard">
      <style:paragraph-properties fo:margin-left="0cm" fo:margin-right="0.445cm" fo:margin-top="0cm" fo:margin-bottom="0cm" fo:line-height="100%" fo:text-indent="0cm" style:auto-text-indent="false"/>
    </style:style>
    <style:style style:name="P28" style:family="paragraph" style:parent-style-name="List_20_Paragraph" style:list-style-name="WWNum2">
      <style:text-properties fo:font-weight="bold" style:font-weight-asian="bold" style:font-name-complex="Calibri1"/>
    </style:style>
    <style:style style:name="P29" style:family="paragraph" style:parent-style-name="List_20_Paragraph" style:list-style-name="WWNum6">
      <style:paragraph-properties fo:line-height="100%" fo:text-align="justify" style:justify-single-word="false"/>
      <style:text-properties fo:font-size="10pt" style:font-size-asian="10pt" style:font-name-complex="Calibri1" style:font-size-complex="10pt"/>
    </style:style>
    <style:style style:name="P30" style:family="paragraph" style:parent-style-name="List_20_Paragraph" style:list-style-name="WWNum6">
      <style:paragraph-properties fo:text-align="justify" style:justify-single-word="false"/>
      <style:text-properties fo:font-size="10pt" style:font-size-asian="10pt" style:font-name-complex="Calibri1" style:font-size-complex="10pt"/>
    </style:style>
    <style:style style:name="P31" style:family="paragraph" style:parent-style-name="List_20_Paragraph" style:list-style-name="WWNum1">
      <style:paragraph-properties fo:margin-left="0.552cm" fo:margin-right="0cm" fo:margin-top="0cm" fo:margin-bottom="0cm" fo:line-height="100%" fo:text-indent="-0.499cm" style:auto-text-indent="false"/>
      <style:text-properties fo:font-weight="bold" style:font-weight-asian="bold" style:font-name-complex="Calibri1"/>
    </style:style>
    <style:style style:name="P32" style:family="paragraph" style:parent-style-name="List_20_Paragraph" style:list-style-name="WWNum2">
      <style:paragraph-properties fo:margin-top="0cm" fo:margin-bottom="0cm" fo:line-height="100%"/>
    </style:style>
    <style:style style:name="P33" style:family="paragraph" style:parent-style-name="List_20_Paragraph" style:list-style-name="WWNum2">
      <style:paragraph-properties fo:margin-top="0cm" fo:margin-bottom="0cm" fo:line-height="100%"/>
      <style:text-properties fo:font-weight="bold" style:font-weight-asian="bold" style:font-name-complex="Calibri1"/>
    </style:style>
    <style:style style:name="P34" style:family="paragraph" style:parent-style-name="List_20_Paragraph" style:list-style-name="WWNum4">
      <style:paragraph-properties fo:margin-top="0cm" fo:margin-bottom="0cm" fo:line-height="100%" fo:text-align="justify" style:justify-single-word="false"/>
      <style:text-properties style:font-name-complex="Calibri1"/>
    </style:style>
    <style:style style:name="P35" style:family="paragraph" style:parent-style-name="List_20_Paragraph">
      <style:paragraph-properties fo:margin-left="0.635cm" fo:margin-right="0cm" fo:margin-top="0cm" fo:margin-bottom="0cm" fo:line-height="100%" fo:text-indent="0cm" style:auto-text-indent="false"/>
      <style:text-properties style:font-name-complex="Calibri1"/>
    </style:style>
    <style:style style:name="P36" style:family="paragraph" style:parent-style-name="List_20_Paragraph" style:list-style-name="WWNum2">
      <style:paragraph-properties fo:margin-left="0.63cm" fo:margin-right="0cm" fo:margin-top="0cm" fo:margin-bottom="0.212cm" fo:text-indent="-0.63cm" style:auto-text-indent="false"/>
    </style:style>
    <style:style style:name="P37" style:family="paragraph" style:parent-style-name="List_20_Paragraph" style:list-style-name="WWNum4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-complex="Calibri1"/>
    </style:style>
    <style:style style:name="P38" style:family="paragraph" style:parent-style-name="List_20_Paragraph" style:list-style-name="WWNum3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-complex="Calibri1"/>
    </style:style>
    <style:style style:name="P39" style:family="paragraph" style:parent-style-name="Standard" style:master-page-name="Standard">
      <style:paragraph-properties fo:text-align="center" style:justify-single-word="false" style:page-number="auto"/>
    </style:style>
    <style:style style:name="P40" style:family="paragraph" style:parent-style-name="Standard">
      <style:paragraph-properties fo:margin-top="0cm" fo:margin-bottom="0cm" fo:line-height="100%"/>
      <style:text-properties style:font-name-complex="Calibri1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style:font-name-complex="Calibri1"/>
    </style:style>
    <style:style style:name="P42" style:family="paragraph" style:parent-style-name="Standard">
      <style:paragraph-properties fo:margin-top="0cm" fo:margin-bottom="0cm" fo:line-height="100%"/>
      <style:text-properties fo:font-style="italic" style:font-style-asian="italic" style:font-name-complex="Calibri1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fo:font-size="9pt" style:font-size-asian="9pt" style:font-name-complex="Calibri1" style:font-size-complex="9pt"/>
    </style:style>
    <style:style style:name="P44" style:family="paragraph" style:parent-style-name="Standard" style:list-style-name="WWNum1">
      <style:paragraph-properties fo:margin-left="0.552cm" fo:margin-right="0cm" fo:margin-top="0cm" fo:margin-bottom="0cm" fo:line-height="100%" fo:text-indent="-0.499cm" style:auto-text-indent="false"/>
      <style:text-properties fo:font-weight="bold" style:font-weight-asian="bold" style:font-name-complex="Calibri1"/>
    </style:style>
    <style:style style:name="P45" style:family="paragraph" style:parent-style-name="Standard">
      <style:paragraph-properties fo:margin-left="0cm" fo:margin-right="0.445cm" fo:margin-top="0cm" fo:margin-bottom="0cm" fo:line-height="100%" fo:text-indent="0cm" style:auto-text-indent="false"/>
      <style:text-properties fo:font-style="italic" style:font-style-asian="italic" style:font-name-complex="Calibri1"/>
    </style:style>
    <style:style style:name="P46" style:family="paragraph" style:parent-style-name="Standard">
      <style:paragraph-properties fo:margin-left="0cm" fo:margin-right="0.445cm" fo:margin-top="0cm" fo:margin-bottom="0cm" fo:line-height="100%" fo:text-indent="0cm" style:auto-text-indent="false" fo:padding-left="0.141cm" fo:padding-right="0.141cm" fo:padding-top="0.035cm" fo:padding-bottom="0.035cm" fo:border="0.018cm solid #00000a"/>
      <style:text-properties fo:font-style="italic" style:font-style-asian="italic" style:font-name-complex="Calibri1"/>
    </style:style>
    <style:style style:name="P47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-complex="Calibri1"/>
    </style:style>
    <style:style style:name="P48" style:family="paragraph" style:parent-style-name="Standard">
      <style:paragraph-properties fo:margin-top="0.423cm" fo:margin-bottom="0.106cm">
        <style:tab-stops>
          <style:tab-stop style:position="9.497cm"/>
        </style:tab-stops>
      </style:paragraph-properties>
      <style:text-properties fo:font-size="10pt" fo:font-weight="bold" style:font-size-asian="10pt" style:font-weight-asian="bold" style:font-name-complex="Calibri1" style:font-size-complex="10pt"/>
    </style:style>
    <style:style style:name="T1" style:family="text">
      <style:text-properties style:font-name="Times New Roman" fo:font-weight="bold" style:font-weight-asian="bold" style:font-name-complex="Times New Roman2"/>
    </style:style>
    <style:style style:name="T2" style:family="text">
      <style:text-properties fo:font-weight="bold" style:font-weight-asian="bold" style:font-name-complex="Calibri1"/>
    </style:style>
    <style:style style:name="T3" style:family="text">
      <style:text-properties style:text-position="super 58%" style:font-name="Times New Roman" style:font-name-complex="Times New Roman2"/>
    </style:style>
    <style:style style:name="T4" style:family="text">
      <style:text-properties style:text-position="super 58%" style:font-name-complex="Calibri1"/>
    </style:style>
    <style:style style:name="T5" style:family="text">
      <style:text-properties style:font-name-complex="Calibri1"/>
    </style:style>
    <style:style style:name="T6" style:family="text">
      <style:text-properties fo:font-size="10pt" style:font-size-asian="10pt" style:font-name-complex="Calibri1" style:font-size-complex="10pt"/>
    </style:style>
    <style:style style:name="T7" style:family="text">
      <style:text-properties style:font-name="Symbol" fo:font-size="10pt" style:font-size-asian="10pt" style:font-name-complex="Calibri1" style:font-size-complex="10pt"/>
    </style:style>
    <style:style style:name="T8" style:family="text">
      <style:text-properties fo:font-style="italic" style:font-style-asian="italic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GoBack"/><text:span text:style-name="T1">DEKLARACJA WYBORU ŚWIADCZENIODAWCY UDZIELAJĄCEGO ŚWIADCZEŃ Z ZAKRESU PODSTAWOWEJ OPIEKI ZDROWOTNEJ ORAZ POŁOŻNEJ PODSTAWOWEJ OPIEKI ZDROWOTNEJ</text:span><text:span text:style-name="T3">1)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B"/>
        <table:table-column table:style-name="Tabela10.F" table:number-columns-repeated="2"/>
        <table:table-column table:style-name="Tabela10.H"/>
        <table:table-column table:style-name="Tabela10.I"/>
        <table:table-column table:style-name="Tabela10.J"/>
        <table:table-column table:style-name="Tabela10.K"/>
        <table:table-column table:style-name="Tabela10.L"/>
        <table:table-column table:style-name="Tabela10.M"/>
        <table:table-column table:style-name="Tabela10.N"/>
        <table:table-column table:style-name="Tabela10.O"/>
        <table:table-column table:style-name="Tabela10.P"/>
        <table:table-column table:style-name="Tabela10.Q"/>
        <table:table-column table:style-name="Tabela10.R"/>
        <table:table-column table:style-name="Tabela10.S"/>
        <table:table-column table:style-name="Tabela10.T"/>
        <table:table-column table:style-name="Tabela10.U"/>
        <table:table-column table:style-name="Tabela10.V"/>
        <table:table-column table:style-name="Tabela10.W"/>
        <table:table-column table:style-name="Tabela10.X"/>
        <table:table-column table:style-name="Tabela10.Y"/>
        <table:table-column table:style-name="Tabela10.Z"/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column table:style-name="Tabela10.h"/>
        <table:table-column table:style-name="Tabela10.i"/>
        <table:table-column table:style-name="Tabela10.j"/>
        <table:table-column table:style-name="Tabela10.k"/>
        <table:table-column table:style-name="Tabela10.l"/>
        <table:table-row table:style-name="Tabela10.1">
          <table:table-cell table:style-name="Tabela10.A1" table:number-columns-spanned="3" office:value-type="string">
            <text:list xml:id="list3786026107322878203" text:style-name="WWNum1">
              <text:list-item>
                <text:p text:style-name="P31">DANE DOTYCZĄCE ŚWIADCZENIOBIORCY </text:p>
              </text:list-item>
            </text:list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8" office:value-type="string">
            <text:list xml:id="list7722330958590647972" text:style-name="WWNum2">
              <text:list-item>
                <text:p text:style-name="P33">Imię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5" office:value-type="string">
            <text:list xml:id="list33346609" text:continue-numbering="true" text:style-name="WWNum2">
              <text:list-item>
                <text:p text:style-name="P33">Nazwisko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5" office:value-type="string">
            <text:list xml:id="list33366259" text:continue-numbering="true" text:style-name="WWNum2">
              <text:list-item>
                <text:p text:style-name="P33">Nazwisko rodow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3">
          <table:table-cell table:style-name="Tabela10.A3" table:number-columns-spanned="8" office:value-type="string"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15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15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4">
          <table:table-cell table:style-name="Tabela10.A2" table:number-columns-spanned="8" office:value-type="string">
            <text:list xml:id="list33337360" text:continue-numbering="true" text:style-name="WWNum2">
              <text:list-item>
                <text:p text:style-name="P33">Data urodzenia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6" office:value-type="string">
            <text:list xml:id="list33362051" text:continue-numbering="true" text:style-name="WWNum2">
              <text:list-item>
                <text:p text:style-name="P33">Płeć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24" office:value-type="string">
            <text:list xml:id="list33340419" text:continue-numbering="true" text:style-name="WWNum2">
              <text:list-item>
                <text:p text:style-name="P33">Numer PESEL, a w przypadku jego braku seria i numer dokumentu potwierdzającego tożsamość 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5">
          <table:table-cell table:style-name="Tabela10.A5" table:number-columns-spanned="8" office:value-type="string">
            <text:p text:style-name="P12"/>
            <text:p text:style-name="P7"><text:span text:style-name="T5">_ _ - _ _ - _ _ _ _</text:span><text:span text:style-name="T6"> </text:span></text:p>
            <text:p text:style-name="P7"><text:span text:style-name="T6">dzień </text:span><text:span text:style-name="T7"></text:span><text:span text:style-name="T6"> miesiąc </text:span><text:span text:style-name="T7"></text:span><text:span text:style-name="T6"> ro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5" table:number-columns-spanned="6" office:value-type="string">
            <text:p text:style-name="P12">M/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3" office:value-type="string">
            <text:p text:style-name="P10"/>
          </table:table-cell>
          <table:covered-table-cell/>
          <table:covered-table-cell/>
          <table:table-cell table:style-name="Tabela10.A3" table:number-columns-spanned="3" office:value-type="string">
            <text:p text:style-name="P10"/>
          </table:table-cell>
          <table:covered-table-cell/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3" office:value-type="string">
            <text:p text:style-name="P10"/>
          </table:table-cell>
          <table:covered-table-cell/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3" office:value-type="string">
            <text:p text:style-name="P10"/>
          </table:table-cell>
          <table:covered-table-cell/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  <table:table-cell table:style-name="Tabela10.A3" table:number-columns-spanned="2" office:value-type="string">
            <text:p text:style-name="P10"/>
          </table:table-cell>
          <table:covered-table-cell/>
        </table:table-row>
        <table:table-row table:style-name="Tabela10.6">
          <table:table-cell table:style-name="Tabela10.A2" table:number-columns-spanned="3" office:value-type="string">
            <text:list xml:id="list33337450" text:continue-numbering="true" text:style-name="WWNum2">
              <text:list-item>
                <text:p text:style-name="P28">Adres miejsca zamieszkania </text:p>
              </text:list-item>
            </text:list>
            <table:table table:name="Tabela1" table:style-name="Tabela1">
              <table:table-column table:style-name="Tabela1.A"/>
              <table:table-column table:style-name="Tabela1.B"/>
              <table:table-column table:style-name="Tabela1.C"/>
              <table:table-column table:style-name="Tabela1.D"/>
              <table:table-column table:style-name="Tabela1.E"/>
              <table:table-row table:style-name="Tabela1.1">
                <table:table-cell table:style-name="Tabela1.A1" office:value-type="string">
                  <text:p text:style-name="P6"><text:span text:style-name="T5">7A.</text:span><text:span text:style-name="T8"> Ulica</text:span></text:p>
                </table:table-cell>
                <table:table-cell table:style-name="Tabela1.A1" table:number-columns-spanned="3" office:value-type="string">
                  <text:p text:style-name="P6"><text:span text:style-name="T5">7B.</text:span><text:span text:style-name="T8"> Numer </text:span></text:p>
                  <text:p text:style-name="P42">domu/mieszkania </text:p>
                </table:table-cell>
                <table:covered-table-cell/>
                <table:covered-table-cell/>
                <table:table-cell table:style-name="Tabela1.A1" office:value-type="string">
                  <text:p text:style-name="P6"><text:span text:style-name="T5">7C.</text:span><text:span text:style-name="T8"> Kod pocztowy i miejscowość </text:span></text:p>
                </table:table-cell>
              </table:table-row>
              <table:table-row table:style-name="Tabela1.2">
                <table:table-cell table:style-name="Tabela1.A2" table:number-columns-spanned="2" office:value-type="string">
                  <text:p text:style-name="P8"/>
                </table:table-cell>
                <table:covered-table-cell/>
                <table:table-cell table:style-name="Tabela1.A2" office:value-type="string">
                  <text:p text:style-name="P8"/>
                </table:table-cell>
                <table:table-cell table:style-name="Tabela1.A2" table:number-columns-spanned="2" office:value-type="string">
                  <text:p text:style-name="P8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7">
          <table:table-cell table:style-name="Tabela10.A7" table:number-columns-spanned="8" office:value-type="string">
            <text:list xml:id="list33363511" text:continue-numbering="true" text:style-name="WWNum2">
              <text:list-item>
                <text:p text:style-name="P33">Numer telefonu </text:p>
              </text:list-item>
            </text:list>
            <text:p text:style-name="P3">(pole nieobowiązkow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3" office:value-type="string">
            <text:p text:style-name="P11"/>
          </table:table-cell>
          <table:covered-table-cell/>
          <table:covered-table-cell/>
          <table:table-cell table:style-name="Tabela10.A3" table:number-columns-spanned="3" office:value-type="string">
            <text:p text:style-name="P11"/>
          </table:table-cell>
          <table:covered-table-cell/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3" office:value-type="string">
            <text:p text:style-name="P11"/>
          </table:table-cell>
          <table:covered-table-cell/>
          <table:covered-table-cell/>
          <table:table-cell table:style-name="Tabela10.A3" table:number-columns-spanned="3" office:value-type="string">
            <text:p text:style-name="P11"/>
          </table:table-cell>
          <table:covered-table-cell/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3" office:value-type="string">
            <text:p text:style-name="P11"/>
          </table:table-cell>
          <table:covered-table-cell/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table:number-columns-spanned="2" office:value-type="string">
            <text:p text:style-name="P11"/>
          </table:table-cell>
          <table:covered-table-cell/>
          <table:table-cell table:style-name="Tabela10.A3" office:value-type="string">
            <text:p text:style-name="P11"/>
          </table:table-cell>
        </table:table-row>
        <table:table-row table:style-name="Tabela10.8">
          <table:table-cell table:style-name="Tabela10.A2" table:number-columns-spanned="14" office:value-type="string">
            <text:list xml:id="list33350855" text:continue-numbering="true" text:style-name="WWNum2">
              <text:list-item>
                <text:p text:style-name="P32"><text:span text:style-name="T2">Adres e-mail </text:span><text:span text:style-name="T5">(pole nieobowiązkowe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5" table:number-columns-spanned="2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2" table:number-columns-spanned="3" office:value-type="string">
            <text:list xml:id="list33349220" text:continue-numbering="true" text:style-name="WWNum2">
              <text:list-item>
                <text:p text:style-name="P36"><text:span text:style-name="T2">Dane dotyczące przedstawiciela ustawowego </text:span><text:span text:style-name="T5">(w przypadku gdy świadczeniobiorcą jest osoba małoletnia lub całkowicie ubezwłasnowolniona</text:span><text:span text:style-name="T4">6)</text:span><text:span text:style-name="T5">)</text:span></text:p>
              </text:list-item>
            </text:list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row table:style-name="Tabela2.1">
                <table:table-cell table:style-name="Tabela2.A1" office:value-type="string">
                  <text:p text:style-name="P6"><text:span text:style-name="T5">10A. </text:span><text:span text:style-name="T8">Imię</text:span></text:p>
                </table:table-cell>
                <table:table-cell table:style-name="Tabela2.A1" table:number-columns-spanned="2" office:value-type="string">
                  <text:p text:style-name="P6"><text:span text:style-name="T5">10B. </text:span><text:span text:style-name="T8">Nazwisko</text:span></text:p>
                </table:table-cell>
                <table:covered-table-cell/>
                <table:table-cell table:style-name="Tabela2.A1" office:value-type="string">
                  <text:p text:style-name="P6"><text:span text:style-name="T5">10C. </text:span><text:span text:style-name="T8">Numer telefonu </text:span></text:p>
                  <text:p text:style-name="P42"><text:s/>(pole nieobowiązkowe)</text:p>
                </table:table-cell>
              </table:table-row>
              <table:table-row table:style-name="Tabela2.2">
                <table:table-cell table:style-name="Tabela2.A1" office:value-type="string">
                  <text:p text:style-name="P3"/>
                </table:table-cell>
                <table:table-cell table:style-name="Tabela2.A1" table:number-columns-spanned="2" office:value-type="string">
                  <text:p text:style-name="P3"/>
                </table:table-cell>
                <table:covered-table-cell/>
                <table:table-cell table:style-name="Tabela2.A1" office:value-type="string">
                  <text:p text:style-name="P3"/>
                </table:table-cell>
              </table:table-row>
              <table:table-row table:style-name="Tabela2.1">
                <table:table-cell table:style-name="Tabela2.A3" table:number-columns-spanned="4" office:value-type="string">
                  <text:p text:style-name="P42"><text:soft-page-break/>Adres miejsca zamieszkania</text:p>
                </table:table-cell>
                <table:covered-table-cell/>
                <table:covered-table-cell/>
                <table:covered-table-cell/>
              </table:table-row>
              <table:table-row table:style-name="Tabela2.1">
                <table:table-cell table:style-name="Tabela2.A1" table:number-columns-spanned="2" office:value-type="string">
                  <text:p text:style-name="P6"><text:span text:style-name="T5">10D.</text:span><text:span text:style-name="T8"> Ulica</text:span></text:p>
                </table:table-cell>
                <table:covered-table-cell/>
                <table:table-cell table:style-name="Tabela2.A1" office:value-type="string">
                  <text:p text:style-name="P6"><text:span text:style-name="T5">10E. </text:span><text:span text:style-name="T8">Numer domu/mieszkania</text:span></text:p>
                </table:table-cell>
                <table:table-cell table:style-name="Tabela2.A1" office:value-type="string">
                  <text:p text:style-name="P6"><text:span text:style-name="T5">10F. </text:span><text:span text:style-name="T8">Kod pocztowy i miejscowość</text:span></text:p>
                </table:table-cell>
              </table:table-row>
              <table:table-row table:style-name="Tabela2.5">
                <table:table-cell table:style-name="Tabela2.A1" table:number-columns-spanned="2" office:value-type="string">
                  <text:p text:style-name="P9"/>
                </table:table-cell>
                <table:covered-table-cell/>
                <table:table-cell table:style-name="Tabela2.A1" office:value-type="string">
                  <text:p text:style-name="P9"/>
                </table:table-cell>
                <table:table-cell table:style-name="Tabela2.A1" office:value-type="string">
                  <text:p text:style-name="P9"/>
                </table:table-cell>
              </table:table-row>
            </table:table>
            <text:p text:style-name="P5"/>
            <text:p text:style-name="P5"/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 table:style-name="Tabela3.1">
                <table:table-cell table:style-name="Tabela3.A1" office:value-type="string">
                  <text:p text:style-name="P6"><text:span text:style-name="T5">10G. </text:span><text:span text:style-name="T8">Imię</text:span></text:p>
                </table:table-cell>
                <table:table-cell table:style-name="Tabela3.A1" table:number-columns-spanned="2" office:value-type="string">
                  <text:p text:style-name="P6"><text:span text:style-name="T5">10H. </text:span><text:span text:style-name="T8">Nazwisko</text:span></text:p>
                </table:table-cell>
                <table:covered-table-cell/>
                <table:table-cell table:style-name="Tabela3.A1" office:value-type="string">
                  <text:p text:style-name="P6"><text:span text:style-name="T5">10I. </text:span><text:span text:style-name="T8">Numer telefonu</text:span></text:p>
                  <text:p text:style-name="P42"><text:s/>(pole nieobowiązkowe)</text:p>
                </table:table-cell>
              </table:table-row>
              <table:table-row table:style-name="Tabela3.2">
                <table:table-cell table:style-name="Tabela3.A1" office:value-type="string">
                  <text:p text:style-name="P3"/>
                </table:table-cell>
                <table:table-cell table:style-name="Tabela3.A1" table:number-columns-spanned="2" office:value-type="string">
                  <text:p text:style-name="P3"/>
                </table:table-cell>
                <table:covered-table-cell/>
                <table:table-cell table:style-name="Tabela3.A1" office:value-type="string">
                  <text:p text:style-name="P3"/>
                </table:table-cell>
              </table:table-row>
              <table:table-row table:style-name="Tabela3.1">
                <table:table-cell table:style-name="Tabela3.A3" table:number-columns-spanned="4" office:value-type="string">
                  <text:p text:style-name="P42">Adres miejsca zamieszkania</text:p>
                </table:table-cell>
                <table:covered-table-cell/>
                <table:covered-table-cell/>
                <table:covered-table-cell/>
              </table:table-row>
              <table:table-row table:style-name="Tabela3.1">
                <table:table-cell table:style-name="Tabela3.A1" table:number-columns-spanned="2" office:value-type="string">
                  <text:p text:style-name="P6"><text:span text:style-name="T5">10J.</text:span><text:span text:style-name="T8"> Ulica</text:span></text:p>
                </table:table-cell>
                <table:covered-table-cell/>
                <table:table-cell table:style-name="Tabela3.A1" office:value-type="string">
                  <text:p text:style-name="P6"><text:span text:style-name="T5">10K. </text:span><text:span text:style-name="T8">Numer domu/mieszkania</text:span></text:p>
                </table:table-cell>
                <table:table-cell table:style-name="Tabela3.A1" office:value-type="string">
                  <text:p text:style-name="P6"><text:span text:style-name="T5">10L. </text:span><text:span text:style-name="T8">Kod pocztowy i miejscowość</text:span></text:p>
                </table:table-cell>
              </table:table-row>
              <table:table-row table:style-name="Tabela3.5">
                <table:table-cell table:style-name="Tabela3.A1" table:number-columns-spanned="2" office:value-type="string">
                  <text:p text:style-name="P9"/>
                </table:table-cell>
                <table:covered-table-cell/>
                <table:table-cell table:style-name="Tabela3.A1" office:value-type="string">
                  <text:p text:style-name="P9"/>
                </table:table-cell>
                <table:table-cell table:style-name="Tabela3.A1" office:value-type="string">
                  <text:p text:style-name="P9"/>
                </table:table-cell>
              </table:table-row>
            </table:table>
            <text:p text:style-name="P18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0">
          <table:table-cell table:style-name="Tabela10.A2" table:number-columns-spanned="19" office:value-type="string">
            <text:list xml:id="list33346082" text:continue-numbering="true" text:style-name="WWNum2">
              <text:list-item>
                <text:p text:style-name="P32"><text:span text:style-name="T2">Numer karty ubezpieczenia zdrowotnego albo numer poświadczenia potwierdzającego prawo do świadczeń opieki zdrowotnej</text:span><text:span text:style-name="T4">2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A2" table:number-columns-spanned="19" office:value-type="string">
            <text:list xml:id="list33350627" text:continue-numbering="true" text:style-name="WWNum2">
              <text:list-item>
                <text:p text:style-name="P33">Kod oddziału wojewódzkiego Narodowego Funduszu Zdrowi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1">
          <table:table-cell table:style-name="Tabela10.A11" office:value-type="string">
            <text:p text:style-name="P4"/>
          </table:table-cell>
          <table:table-cell table:style-name="Tabela10.A11" office:value-type="string">
            <text:p text:style-name="P4"/>
          </table:table-cell>
          <table:table-cell table:style-name="Tabela10.A11" table:number-columns-spanned="2" office:value-type="string">
            <text:p text:style-name="P4"/>
          </table:table-cell>
          <table:covered-table-cell/>
          <table:table-cell table:style-name="Tabela10.A11" office:value-type="string">
            <text:p text:style-name="P4"/>
          </table:table-cell>
          <table:table-cell table:style-name="Tabela10.A11" office:value-type="string">
            <text:p text:style-name="P4"/>
          </table:table-cell>
          <table:table-cell table:style-name="Tabela10.A11" office:value-type="string">
            <text:p text:style-name="P4"/>
          </table:table-cell>
          <table:table-cell table:style-name="Tabela10.A11" table:number-columns-spanned="2" office:value-type="string">
            <text:p text:style-name="P4"/>
          </table:table-cell>
          <table:covered-table-cell/>
          <table:table-cell table:style-name="Tabela10.A11" table:number-columns-spanned="2" office:value-type="string">
            <text:p text:style-name="P4"/>
          </table:table-cell>
          <table:covered-table-cell/>
          <table:table-cell table:style-name="Tabela10.A11" office:value-type="string">
            <text:p text:style-name="P4"/>
          </table:table-cell>
          <table:table-cell table:style-name="Tabela10.A11" table:number-columns-spanned="3" office:value-type="string">
            <text:p text:style-name="P4"/>
          </table:table-cell>
          <table:covered-table-cell/>
          <table:covered-table-cell/>
          <table:table-cell table:style-name="Tabela10.A11" table:number-columns-spanned="2" office:value-type="string">
            <text:p text:style-name="P4"/>
          </table:table-cell>
          <table:covered-table-cell/>
          <table:table-cell table:style-name="Tabela10.A11" table:number-columns-spanned="2" office:value-type="string">
            <text:p text:style-name="P4"/>
          </table:table-cell>
          <table:covered-table-cell/>
          <table:table-cell table:style-name="Tabela10.A1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ela10.A1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ela10.A11" table:number-columns-spanned="10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" table:number-columns-spanned="3" office:value-type="string">
            <text:list xml:id="list33356724" text:continue-list="list3786026107322878203" text:style-name="WWNum1">
              <text:list-item>
                <text:p text:style-name="P44">DANE DOTYCZĄCE ŚWIADCZENIODAWCY </text:p>
              </text:list-item>
            </text:list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3" office:value-type="string">
            <text:p text:style-name="P23"><text:span text:style-name="T2">13.</text:span><text:span text:style-name="T5"> Na podstawie art. 9 ust. 1 ustawy z dnia 27 października 2017 r. o podstawowej opiece zdrowotnej (Dz. U. poz. 2217, z późn.zm.) deklaruję wybór:</text:span></text:p>
            <table:table table:name="Tabela4" table:style-name="Tabela4">
              <table:table-column table:style-name="Tabela4.A"/>
              <table:table-column table:style-name="Tabela4.B"/>
              <table:table-row table:style-name="Tabela4.1">
                <table:table-cell table:style-name="Tabela4.A1" office:value-type="string">
                  <text:p text:style-name="P27"><text:span text:style-name="T5">13A. </text:span><text:span text:style-name="T8">Nazwa (firma) </text:span></text:p>
                  <text:p text:style-name="P45">świadczeniodawcy</text:p>
                </table:table-cell>
                <table:table-cell table:style-name="Tabela4.A1" office:value-type="string">
                  <text:p text:style-name="P9"/>
                </table:table-cell>
              </table:table-row>
              <table:table-row table:style-name="Tabela4.1">
                <table:table-cell table:style-name="Tabela4.A1" office:value-type="string">
                  <text:p text:style-name="P6"><text:span text:style-name="T5">13B. </text:span><text:span text:style-name="T8">Adres siedziby</text:span></text:p>
                  <text:p text:style-name="P42"><text:s/>świadczeniodawcy</text:p>
                </table:table-cell>
                <table:table-cell table:style-name="Tabela4.A1" office:value-type="string">
                  <text:p text:style-name="P9"/>
                </table:table-cell>
              </table:table-row>
            </table:table>
            <text:p text:style-name="P16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4">
          <table:table-cell table:style-name="Tabela10.A2" table:number-columns-spanned="3" office:value-type="string">
            <text:p text:style-name="P22"><text:span text:style-name="T2">14.</text:span><text:span text:style-name="T5"> W bieżącym roku dokonuję </text:span><text:soft-page-break/><text:span text:style-name="T5">wyboru:</text:span><text:span text:style-name="T4">3)</text:span></text:p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row table:style-name="Tabela5.1">
                <table:table-cell table:style-name="Tabela5.A1" office:value-type="string">
                  <text:p text:style-name="P10">□ po raz pierwszy</text:p>
                </table:table-cell>
                <table:table-cell table:style-name="Tabela5.A1" office:value-type="string">
                  <text:p text:style-name="P6"><text:span text:style-name="T5">□ po raz drugi</text:span><text:span text:style-name="T4">4)</text:span></text:p>
                </table:table-cell>
                <table:table-cell table:style-name="Tabela5.A1" office:value-type="string">
                  <text:p text:style-name="P24"><text:span text:style-name="T5">□ po raz kolejny</text:span><text:span text:style-name="T4">4)</text:span><text:span text:style-name="T5"> </text:span></text:p>
                </table:table-cell>
              </table:table-row>
            </table:table>
            <text:p text:style-name="P17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2" table:number-columns-spanned="3" office:value-type="string">
            <text:p text:style-name="P21"><text:span text:style-name="T2">15.</text:span><text:span text:style-name="T5"> W przypadku dokonania wyboru po raz drugi lub kolejny w bieżącym roku, należy wskazać, czy powodem dokonania wyboru jest:</text:span></text:p>
            <table:table table:name="Tabela6" table:style-name="Tabela6">
              <table:table-column table:style-name="Tabela6.A"/>
              <table:table-row table:style-name="Tabela6.1">
                <table:table-cell table:style-name="Tabela6.A1" office:value-type="string">
                  <text:list xml:id="list5558288406746584494" text:style-name="WWNum4">
                    <text:list-item>
                      <text:p text:style-name="P37">okoliczność określona w art. 9 ust. 5 ustawy z dnia 27 października 2017 r. o podstawowej opiece zdrowotnej: </text:p>
                    </text:list-item>
                  </text:list>
                  <text:list xml:id="list4860119438159276819" text:style-name="WWNum3">
                    <text:list-item>
                      <text:p text:style-name="P38">zmiana miejsca zamieszkania</text:p>
                    </text:list-item>
                    <text:list-item>
                      <text:p text:style-name="P38">zaprzestanie udzielania świadczeń opieki zdrowotnej przez wybranego świadczeniodawcę, położną podstawowej opieki zdrowotnej u wybranego świadczeniodawcy</text:p>
                    </text:list-item>
                    <text:list-item>
                      <text:p text:style-name="P38">z innych przyczyn powstałych po stronie świadczeniodawcy (podać jakich)</text:p>
                    </text:list-item>
                  </text:list>
                  <text:p text:style-name="P47">………………………………………………………………………………………………………………………………………</text:p>
                </table:table-cell>
              </table:table-row>
              <table:table-row table:style-name="Tabela6.1">
                <table:table-cell table:style-name="Tabela6.A2" office:value-type="string">
                  <text:list xml:id="list33345848" text:continue-list="list5558288406746584494" text:style-name="WWNum4">
                    <text:list-item>
                      <text:p text:style-name="P34">inna okoliczność</text:p>
                    </text:list-item>
                  </text:list>
                </table:table-cell>
              </table:table-row>
            </table:table>
            <text:p text:style-name="P19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6" table:number-columns-spanned="3" office:value-type="string">
            <text:list xml:id="list33336638" text:continue-list="list33356724" text:style-name="WWNum1">
              <text:list-item>
                <text:p text:style-name="P44">DANE DOTYCZĄCE POŁOŻNEJ PODSTAWOWEJ OPIEKI ZDROWOTNEJ</text:p>
              </text:list-item>
            </text:list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table:number-columns-spanned="3" office:value-type="string">
            <text:p text:style-name="P23"><text:span text:style-name="T2">16.</text:span><text:span text:style-name="T5"> Na podstawie art. 9 ust. 2 ustawy z dnia 27 października 2017 r. o podstawowej opiece zdrowotnej deklaruję wybór:</text:span><text:span text:style-name="T4">5)</text:span></text:p>
            <table:table table:name="Tabela7" table:style-name="Tabela7">
              <table:table-column table:style-name="Tabela7.A"/>
              <table:table-column table:style-name="Tabela7.B"/>
              <table:table-row table:style-name="Tabela7.1">
                <table:table-cell table:style-name="Tabela7.A1" office:value-type="string">
                  <text:p text:style-name="P46">Imię i <text:soft-page-break/>nazwisko położnej</text:p>
                  <text:p text:style-name="P46">podstawowej opieki zdrowotnej</text:p>
                </table:table-cell>
                <table:table-cell table:style-name="Tabela7.B1" office:value-type="string">
                  <text:p text:style-name="P9"/>
                </table:table-cell>
              </table:table-row>
            </table:table>
            <text:p text:style-name="P13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9">
          <table:table-cell table:style-name="Tabela10.A2" table:number-columns-spanned="3" office:value-type="string">
            <text:p text:style-name="P26"><text:span text:style-name="T2">17.</text:span><text:span text:style-name="T5"> W bieżącym roku dokonuję wyboru:</text:span><text:span text:style-name="T4">3)</text:span></text:p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row table:style-name="Tabela8.1">
                <table:table-cell table:style-name="Tabela8.A1" office:value-type="string">
                  <text:p text:style-name="P10">□ po raz pierwszy</text:p>
                </table:table-cell>
                <table:table-cell table:style-name="Tabela8.A1" office:value-type="string">
                  <text:p text:style-name="P6"><text:span text:style-name="T5">□ po raz drugi</text:span><text:span text:style-name="T4">4)</text:span></text:p>
                </table:table-cell>
                <table:table-cell table:style-name="Tabela8.A1" office:value-type="string">
                  <text:p text:style-name="P24"><text:span text:style-name="T5">□ po raz kolejny</text:span><text:span text:style-name="T4">4)</text:span><text:span text:style-name="T5"> </text:span></text:p>
                </table:table-cell>
              </table:table-row>
            </table:table>
            <text:p text:style-name="P25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5">
          <table:table-cell table:style-name="Tabela10.A2" table:number-columns-spanned="3" office:value-type="string">
            <text:p text:style-name="P21"><text:span text:style-name="T2">18. </text:span><text:span text:style-name="T5">W przypadku </text:span><text:soft-page-break/><text:span text:style-name="T5">dokonania wyboru po raz drugi lub kolejny w bieżącym roku, należy wskazać, czy powodem dokonania wyboru jest:</text:span></text:p>
            <table:table table:name="Tabela9" table:style-name="Tabela9">
              <table:table-column table:style-name="Tabela9.A"/>
              <table:table-row table:style-name="Tabela9.1">
                <table:table-cell table:style-name="Tabela9.A1" office:value-type="string">
                  <text:list xml:id="list33335605" text:continue-list="list33345848" text:style-name="WWNum4">
                    <text:list-item>
                      <text:p text:style-name="P37">okoliczność określona w art. 9 ust. 5 ustawy z dnia 27 października 2017 r. o podstawowej opiece zdrowotnej: </text:p>
                    </text:list-item>
                  </text:list>
                  <text:list xml:id="list333466091" text:continue-list="list4860119438159276819" text:style-name="WWNum3">
                    <text:list-item>
                      <text:p text:style-name="P38">zmiana miejsca zamieszkania</text:p>
                    </text:list-item>
                    <text:list-item>
                      <text:p text:style-name="P38">zaprzestanie udzielania świadczeń opieki zdrowotnej przez wybranego świadczeniodawcę, położną podstawowej opieki zdrowotnej u wybranego świadczeniodawcy</text:p>
                    </text:list-item>
                    <text:list-item>
                      <text:p text:style-name="P38">z innych przyczyn powstałych po stronie świadczeniodawcy (podać jakich)</text:p>
                    </text:list-item>
                  </text:list>
                  <text:p text:style-name="P47">………………………………………………………………………………………………………………………………………</text:p>
                </table:table-cell>
              </table:table-row>
              <table:table-row table:style-name="Tabela9.1">
                <table:table-cell table:style-name="Tabela9.A2" office:value-type="string">
                  <text:list xml:id="list33343963" text:continue-list="list33335605" text:style-name="WWNum4">
                    <text:list-item>
                      <text:p text:style-name="P34">inna okoliczność</text:p>
                    </text:list-item>
                  </text:list>
                </table:table-cell>
              </table:table-row>
            </table:table>
            <text:p text:style-name="P13"/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0">
          <table:table-cell table:style-name="Tabela10.A20" table:number-columns-spanned="3" office:value-type="string">
            <text:p text:style-name="P15"/>
            <text:p text:style-name="P15">…………………………………………</text:p>
            <text:p text:style-name="P15">(data)</text:p>
          </table:table-cell>
          <table:covered-table-cell/>
          <table:covered-table-cell/>
          <table:table-cell table:style-name="Tabela10.A20" table:number-columns-spanned="35" office:value-type="string">
            <text:p text:style-name="P15"/>
            <text:p text:style-name="P15">……………………………………….………..…………………………………………</text:p>
            <text:p text:style-name="P15">(podpis świadczeniobiorcy lub przedstawiciela ustawoweg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1">
          <table:table-cell table:style-name="Tabela10.A11" table:number-columns-spanned="3" office:value-type="string">
            <text:p text:style-name="P15"/>
            <text:p text:style-name="P14"/>
            <text:p text:style-name="P15">…………..……….………..…………………………………………</text:p>
            <text:p text:style-name="P15">(podpis osoby przyjmującej deklarację wyboru)</text:p>
          </table:table-cell>
          <table:covered-table-cell/>
          <table:covered-table-cell/>
          <table:table-cell table:number-columns-spanned="35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>OBJAŚNIENIA:</text:p>
      <text:list xml:id="list8953754138675019443" text:style-name="WWNum6">
        <text:list-item>
          <text:p text:style-name="P29">Świadczeniobiorca wypełnia deklarację wyboru świadczeniodawcy udzielającego świadczeń z zakresu podstawowej opieki zdrowotnej oraz położnej podstawowej opieki zdrowotnej, w przypadku gdy dokonuje wyboru lekarza POZ, pielęgniarki POZ i położnej POZ u różnych świadczeniodawców, albo będących świadczeniodawcami. Nie wypełnia jej w przypadku, gdy udzielają oni świadczeń u tego samego świadczeniodawcy.</text:p>
        </text:list-item>
        <text:list-item>
          <text:p text:style-name="P29">Jeżeli świadczeniobiorcy została wydana karta ubezpieczenia zdrowotnego, a w przypadku osób uprawnionych na podstawie przepisów o koordynacji w rozumieniu art. 5 pkt 23 ustawy z dnia 27 sierpnia 2004 r. o świadczeniach opieki zdrowotnej finansowanych ze środków publicznych (Dz. U. z 2017 r. poz. 1938, z późn. zm.) – numer poświadczenia potwierdzającego prawo do świadczeń opieki zdrowotnej w ramach ubezpieczenia zdrowotnego na terytorium Rzeczypospolitej Polskiej w rozumieniu art. 52 ustawy z dnia 27 sierpnia 2004 r. o świadczeniach opieki zdrowotnej finansowanych ze środków publicznych.</text:p>
        </text:list-item>
        <text:list-item>
          <text:p text:style-name="P29">Świadczeniobiorca ma prawo bezpłatnego wyboru świadczeniodawcy, lekarza podstawowej opieki zdrowotnej, pielęgniarki podstawowej opieki zdrowotnej lub położnej podstawowej opieki zdrowotnej nie częściej niż dwa razy w roku kalendarzowym, a w przypadku każdej kolejnej zmiany wnosi opłatę w wysokości 80 zł. Świadczeniobiorca nie ponosi opłaty w przypadku zmiany swojego miejsca zamieszkania lub w przypadku zaprzestania udzielania świadczeń opieki zdrowotnej przez wybranego świadczeniodawcę, lekarza podstawowej opieki zdrowotnej, pielęgniarkę podstawowej opieki zdrowotnej lub położną podstawowej opieki zdrowotnej u wybranego świadczeniodawcy, lub w sytuacji gdy świadczeniobiorca, którego lekarzem podstawowej opieki zdrowotnej jest lekarz posiadający specjalizację I lub II stopnia lub tytuł specjalisty w dziedzinie pediatrii, osiągnął 18. rok życia, lub z innych przyczyn powstałych po stronie świadczeniodawcy (art. 9 ust. 4 i 5 ustawy z dnia 27 października 2017 r. o podstawowej opiece zdrowotnej).</text:p>
        </text:list-item>
        <text:list-item>
          <text:p text:style-name="P29">W przypadku wyboru drugiego i kolejnego należy podać informację, czy powodem dokonania wyboru jest okoliczność określona w art. 9 ust. 5 ustawy z dnia 27 października 2017 r. o podstawowej opiece zdrowotnej, tzn. zmiana miejsca zamieszkania świadczeniobiorcy lub zaprzestanie udzielania świadczeń opieki zdrowotnej przez wybranego świadczeniodawcę, lekarza podstawowej opieki zdrowotnej, pielęgniarkę podstawowej opieki zdrowotnej lub położną podstawowej opieki zdrowotnej u wybranego świadczeniodawcy lub zmiana lekarza podstawowej opieki zdrowotnej, w sytuacji gdy świadczeniobiorca, którego lekarzem podstawowej opieki zdrowotnej jest lekarz posiadający specjalizację I lub II stopnia lub tytuł specjalisty w dziedzinie pediatrii, osiągnął 18. rok życia, lub z innych przyczyn powstałych po stronie świadczeniodawcy. </text:p>
        </text:list-item>
        <text:list-item>
          <text:p text:style-name="P29"><text:soft-page-break/>Świadczeniobiorca może wybrać lekarza podstawowej opieki zdrowotnej, pielęgniarkę podstawowej opieki zdrowotnej lub położną podstawowej opieki zdrowotnej u tego samego świadczeniodawcy, u różnych świadczeniodawców albo będących świadczeniodawcami (art. 9 ust. 3 ustawy z dnia 27 października 2017 r. o podstawowej opiece zdrowotnej).</text:p>
        </text:list-item>
        <text:list-item>
          <text:p text:style-name="P30">Deklaracje złożone przez przedstawicieli ustawowych w imieniu osób małoletnich po osiągnieciu przez nie pełnoletności zachowują ważność, z wyjątkiem sytuacji gdy lekarzem podstawowej opieki zdrowotnej jest lekarz posiadający specjalizację I lub II stopnia lub tytuł specjalisty w dziedzinie pediatrii.</text:p>
        </text:list-item>
      </text:list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10pt" style:font-weight-complex="bold"/>
    </style:style>
    <style:style style:name="Tekst_20_dymka_20_Znak" style:display-name="Tekst dymka Znak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a" style:font-name-complex="Times New Roman2"/>
    </style:style>
    <style:style style:name="ListLabel_20_4" style:display-name="ListLabel 4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□" text:bullet-char="□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66cm" fo:margin-bottom="1.752cm" fo:margin-left="0.644cm" fo:margin-right="0.62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szyńska-Kęska Eliza</meta:initial-creator>
    <dc:creator>Anna Zalewska</dc:creator>
    <meta:editing-cycles>3</meta:editing-cycles>
    <meta:creation-date>2018-10-03T13:28:00</meta:creation-date>
    <dc:date>2019-01-22T10:16:55.34</dc:date>
    <meta:editing-duration>PT3M3S</meta:editing-duration>
    <meta:generator>OpenOffice/4.1.6$Win32 OpenOffice.org_project/416m1$Build-9790</meta:generator>
    <meta:document-statistic meta:table-count="10" meta:image-count="0" meta:object-count="0" meta:page-count="6" meta:paragraph-count="83" meta:word-count="885" meta:character-count="6616"/>
    <meta:user-defined meta:name="AppVersion">14.0000</meta:user-defined>
    <meta:user-defined meta:name="Company">Ministerstwo Zdrow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